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2.57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office:value-type="string" calcext:value-type="string">
            <text:p>estimated HF QoI</text:p>
          </table:table-cell>
          <table:table-cell office:value-type="string" calcext:value-type="string">
            <text:p>abs rel error in HF QoI estim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6]-[.B2]" office:value-type="float" office:value="-0.00296813699905315" calcext:value-type="float">
            <text:p>-0.002968137</text:p>
          </table:table-cell>
          <table:table-cell office:value-type="float" office:value="-0.00891425934362682" calcext:value-type="float">
            <text:p>-0.0089142593</text:p>
          </table:table-cell>
          <table:table-cell table:formula="of:=ABS([.D2]/[.B2])" office:value-type="float" office:value="1.75471380240871" calcext:value-type="float">
            <text:p>1.7547138024</text:p>
          </table:table-cell>
          <table:table-cell table:formula="of:=ABS(([.D2]-[.C2])/[.C2])" office:value-type="float" office:value="2.00331802287782" calcext:value-type="float">
            <text:p>2.0033180229</text:p>
          </table:table-cell>
          <table:table-cell office:value-type="float" office:value="0" calcext:value-type="float">
            <text:p>0</text:p>
          </table:table-cell>
          <table:table-cell table:formula="of:=[.B2]+[.D2]" office:value-type="float" office:value="-0.0038340808373712" calcext:value-type="float">
            <text:p>-0.0038340808</text:p>
          </table:table-cell>
          <table:table-cell table:formula="of:=ABS((IHF-[.H2])/IHF)" office:value-type="float" office:value="2.81534350735828" calcext:value-type="float">
            <text:p>2.81534350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23259362049479" calcext:value-type="float">
            <text:p>0.0022325936</text:p>
          </table:table-cell>
          <table:table-cell table:formula="of:=[.B6]-[.B3]" office:value-type="float" office:value="-0.00012055211329232" calcext:value-type="float">
            <text:p>-0.0001205521</text:p>
          </table:table-cell>
          <table:table-cell office:value-type="float" office:value="-0.000105870513286598" calcext:value-type="float">
            <text:p>-0.0001058705</text:p>
          </table:table-cell>
          <table:table-cell table:formula="of:=ABS([.D3]/[.B3])" office:value-type="float" office:value="0.0474204137800657" calcext:value-type="float">
            <text:p>0.0474204138</text:p>
          </table:table-cell>
          <table:table-cell table:formula="of:=ABS(([.D3]-[.C3])/[.C3])" office:value-type="float" office:value="0.121786334596405" calcext:value-type="float">
            <text:p>0.1217863346</text:p>
          </table:table-cell>
          <table:table-cell office:value-type="float" office:value="0.0573" calcext:value-type="float">
            <text:p>0.0573</text:p>
          </table:table-cell>
          <table:table-cell table:formula="of:=[.B3]+[.D3]" office:value-type="float" office:value="0.00212672310720819" calcext:value-type="float">
            <text:p>0.0021267231</text:p>
          </table:table-cell>
          <table:table-cell table:formula="of:=ABS((IHF-[.H3])/IHF)" office:value-type="float" office:value="0.00695137853856328" calcext:value-type="float">
            <text:p>0.00695137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09867503580762" calcext:value-type="float">
            <text:p>0.002098675</text:p>
          </table:table-cell>
          <table:table-cell table:formula="of:=[.B6]-[.B4]" office:value-type="float" office:value="0.0000133664713948497" calcext:value-type="float">
            <text:p>1.33664713948497E-005</text:p>
          </table:table-cell>
          <table:table-cell table:style-name="ce3" office:value-type="float" office:value="0.0000197331976004915" calcext:value-type="float">
            <text:p>1.97E-005</text:p>
          </table:table-cell>
          <table:table-cell table:formula="of:=ABS([.D4]/[.B4])" office:value-type="float" office:value="0.00940269325350682" calcext:value-type="float">
            <text:p>0.0094026933</text:p>
          </table:table-cell>
          <table:table-cell table:formula="of:=ABS(([.D4]-[.C4])/[.C4])" office:value-type="float" office:value="0.476320639723584" calcext:value-type="float">
            <text:p>0.4763206397</text:p>
          </table:table-cell>
          <table:table-cell office:value-type="float" office:value="0.1082" calcext:value-type="float">
            <text:p>0.1082</text:p>
          </table:table-cell>
          <table:table-cell table:formula="of:=[.B4]+[.D4]" office:value-type="float" office:value="0.00211840823340811" calcext:value-type="float">
            <text:p>0.0021184082</text:p>
          </table:table-cell>
          <table:table-cell table:formula="of:=ABS((IHF-[.H4])/IHF)" office:value-type="float" office:value="0.00301448914897275" calcext:value-type="float">
            <text:p>0.00301448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3</text:p>
          </table:table-cell>
          <table:table-cell/>
          <table:table-cell table:formula="of:=[.B6]-[.B5]" office:value-type="float" office:value="0.00211204150720247" calcext:value-type="float">
            <text:p>0.0021120415</text:p>
          </table:table-cell>
          <table:table-cell table:style-name="ce3"/>
          <table:table-cell table:formula="of:=ABS([.D5]/[.B5])" office:value-type="string" office:string-value="" calcext:value-type="error">
            <text:p>#DIV/0!</text:p>
          </table:table-cell>
          <table:table-cell table:formula="of:=ABS(([.D5]-[.C5])/[.C5])" office:value-type="float" office:value="1" calcext:value-type="float">
            <text:p>1</text:p>
          </table:table-cell>
          <table:table-cell/>
          <table:table-cell table:formula="of:=[.B5]+[.D5]" office:value-type="float" office:value="0" calcext:value-type="float">
            <text:p>0</text:p>
          </table:table-cell>
          <table:table-cell table:formula="of:=ABS((IHF-[.H5])/IHF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211204150720247" calcext:value-type="float">
            <text:p>0.0021120415</text:p>
          </table:table-cell>
          <table:table-cell table:style-name="ce2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gra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24975896896582" calcext:value-type="float">
            <text:p>0.002249759</text:p>
          </table:table-cell>
          <table:table-cell office:value-type="float" office:value="-0.000135739840072594" calcext:value-type="float">
            <text:p>-0.0001357398</text:p>
          </table:table-cell>
          <table:table-cell table:formula="of:=[.B6]-[.B9]" office:value-type="float" office:value="-0.000137717461763352" calcext:value-type="float">
            <text:p>-0.0001377175</text:p>
          </table:table-cell>
          <table:table-cell table:formula="of:=ABS([.D9]/[.B9])" office:value-type="float" office:value="0.0612143183616949" calcext:value-type="float">
            <text:p>0.0612143184</text:p>
          </table:table-cell>
          <table:table-cell/>
          <table:table-cell office:value-type="float" office:value="0.0572" calcext:value-type="float">
            <text:p>0.0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11677011279694" calcext:value-type="float">
            <text:p>0.0021167701</text:p>
          </table:table-cell>
          <table:table-cell table:formula="of:=[.B6]-[.B10]" office:value-type="float" office:value="-0.00000472860559447069" calcext:value-type="float">
            <text:p>-4.72860559447069E-006</text:p>
          </table:table-cell>
          <table:table-cell table:style-name="ce3" office:value-type="float" office:value="-0.000029249903416871" calcext:value-type="float">
            <text:p>-2.92E-005</text:p>
          </table:table-cell>
          <table:table-cell table:formula="of:=ABS([.D10]/[.B10])" office:value-type="float" office:value="0.0138181766834484" calcext:value-type="float">
            <text:p>0.0138181767</text:p>
          </table:table-cell>
          <table:table-cell/>
          <table:table-cell office:value-type="float" office:value="0.1206" calcext:value-type="float">
            <text:p>0.1206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IHF" table:base-cell-address="$Sheet1.$B$8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6:55:54.476959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6-08T17:04:20.351857747</dc:date>
    <meta:editing-duration>PT14H4M48S</meta:editing-duration>
    <meta:editing-cycles>20</meta:editing-cycles>
    <meta:generator>LibreOffice/4.2.8.2$Linux_X86_64 LibreOffice_project/420m0$Build-2</meta:generator>
    <meta:document-statistic meta:table-count="1" meta:cell-count="56" meta:object-count="0"/>
  </office:meta>
</office:document-meta>
</file>